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, Courie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c8a8b"/>
    </style:style>
    <style:style style:name="P2" style:family="paragraph" style:parent-style-name="Text_20_body">
      <style:text-properties officeooo:rsid="00033ea3" officeooo:paragraph-rsid="00033ea3"/>
    </style:style>
    <style:style style:name="P3" style:family="paragraph" style:parent-style-name="Standard">
      <style:text-properties officeooo:paragraph-rsid="00032514"/>
    </style:style>
    <style:style style:name="P4" style:family="paragraph" style:parent-style-name="Standard">
      <style:text-properties officeooo:rsid="00033ea3" officeooo:paragraph-rsid="00033ea3"/>
    </style:style>
    <style:style style:name="P5" style:family="paragraph" style:parent-style-name="Text">
      <style:text-properties officeooo:paragraph-rsid="00032514"/>
    </style:style>
    <style:style style:name="P6" style:family="paragraph" style:parent-style-name="Text">
      <style:text-properties officeooo:paragraph-rsid="001429d7"/>
    </style:style>
    <style:style style:name="P7" style:family="paragraph" style:parent-style-name="Text">
      <style:text-properties officeooo:rsid="00032514" officeooo:paragraph-rsid="00032514"/>
    </style:style>
    <style:style style:name="P8" style:family="paragraph" style:parent-style-name="Standard" style:list-style-name="L6">
      <style:text-properties officeooo:paragraph-rsid="0093cc76"/>
    </style:style>
    <style:style style:name="P9" style:family="paragraph" style:parent-style-name="Heading_20_3">
      <style:text-properties officeooo:rsid="00032514" officeooo:paragraph-rsid="00032514"/>
    </style:style>
    <style:style style:name="P10" style:family="paragraph" style:parent-style-name="Heading_20_1">
      <style:text-properties officeooo:rsid="00032514"/>
    </style:style>
    <style:style style:name="P11" style:family="paragraph" style:parent-style-name="Heading_20_1">
      <style:text-properties officeooo:rsid="00032514" officeooo:paragraph-rsid="00032514"/>
    </style:style>
    <style:style style:name="P12" style:family="paragraph" style:parent-style-name="Heading_20_2">
      <style:text-properties officeooo:rsid="00032514"/>
    </style:style>
    <style:style style:name="P13" style:family="paragraph" style:parent-style-name="Heading_20_2">
      <style:text-properties officeooo:rsid="00032514" officeooo:paragraph-rsid="00032514"/>
    </style:style>
    <style:style style:name="P14" style:family="paragraph" style:parent-style-name="Heading_20_2">
      <style:text-properties officeooo:rsid="00032514" officeooo:paragraph-rsid="00032514" fo:background-color="transparent"/>
    </style:style>
    <style:style style:name="P15" style:family="paragraph" style:parent-style-name="Text_20_body" style:list-style-name="L1">
      <style:text-properties officeooo:paragraph-rsid="0090b014"/>
    </style:style>
    <style:style style:name="P16" style:family="paragraph" style:parent-style-name="Text_20_body" style:list-style-name="L1">
      <style:text-properties officeooo:paragraph-rsid="0090bec5"/>
    </style:style>
    <style:style style:name="P17" style:family="paragraph" style:parent-style-name="Text_20_body" style:list-style-name="L1">
      <style:text-properties officeooo:rsid="0008fb52" officeooo:paragraph-rsid="0090bec5"/>
    </style:style>
    <style:style style:name="P18" style:family="paragraph" style:parent-style-name="Text_20_body" style:list-style-name="L2">
      <style:text-properties officeooo:paragraph-rsid="00032514"/>
    </style:style>
    <style:style style:name="P19" style:family="paragraph" style:parent-style-name="Text_20_body" style:list-style-name="L2">
      <style:text-properties officeooo:paragraph-rsid="005b08b9"/>
    </style:style>
    <style:style style:name="P20" style:family="paragraph" style:parent-style-name="Text_20_body" style:list-style-name="L2">
      <style:text-properties officeooo:paragraph-rsid="00949524"/>
    </style:style>
    <style:style style:name="P21" style:family="paragraph" style:parent-style-name="Text_20_body" style:list-style-name="L3">
      <style:text-properties officeooo:paragraph-rsid="000bd09b"/>
    </style:style>
    <style:style style:name="P22" style:family="paragraph" style:parent-style-name="Text_20_body" style:list-style-name="L3">
      <style:text-properties officeooo:paragraph-rsid="00125b58"/>
    </style:style>
    <style:style style:name="P23" style:family="paragraph" style:parent-style-name="Text_20_body" style:list-style-name="L3">
      <style:text-properties officeooo:paragraph-rsid="00510cd8"/>
    </style:style>
    <style:style style:name="P24" style:family="paragraph" style:parent-style-name="Text_20_body" style:list-style-name="L3">
      <style:text-properties officeooo:paragraph-rsid="00976f2b"/>
    </style:style>
    <style:style style:name="P25" style:family="paragraph" style:parent-style-name="Text_20_body" style:list-style-name="L3">
      <style:text-properties officeooo:paragraph-rsid="0061ee18"/>
    </style:style>
    <style:style style:name="P26" style:family="paragraph" style:parent-style-name="Text_20_body" style:list-style-name="L3">
      <style:text-properties style:text-underline-style="none" officeooo:rsid="00125b58" officeooo:paragraph-rsid="000bd09b"/>
    </style:style>
    <style:style style:name="P27" style:family="paragraph" style:parent-style-name="Text_20_body" style:list-style-name="L3">
      <style:text-properties style:text-underline-style="none" officeooo:rsid="00125b58" officeooo:paragraph-rsid="00125b58"/>
    </style:style>
    <style:style style:name="P28" style:family="paragraph" style:parent-style-name="Text_20_body" style:list-style-name="L4">
      <style:text-properties style:text-underline-style="none" officeooo:rsid="00125b58" officeooo:paragraph-rsid="0085bbce"/>
    </style:style>
    <style:style style:name="P29" style:family="paragraph" style:parent-style-name="Text_20_body" style:list-style-name="L3">
      <style:text-properties style:text-underline-style="none" officeooo:rsid="00510cd8" officeooo:paragraph-rsid="00510cd8"/>
    </style:style>
    <style:style style:name="P30" style:family="paragraph" style:parent-style-name="Text_20_body" style:list-style-name="L3">
      <style:text-properties style:text-underline-style="none" officeooo:rsid="00510cd8" officeooo:paragraph-rsid="0080f22c"/>
    </style:style>
    <style:style style:name="P31" style:family="paragraph" style:parent-style-name="Text_20_body" style:list-style-name="L3">
      <style:text-properties officeooo:paragraph-rsid="007ffef2" fo:background-color="transparent"/>
    </style:style>
    <style:style style:name="P32" style:family="paragraph" style:parent-style-name="Text_20_body" style:list-style-name="L4">
      <style:text-properties officeooo:paragraph-rsid="007efa8c"/>
    </style:style>
    <style:style style:name="P33" style:family="paragraph" style:parent-style-name="Text_20_body" style:list-style-name="L4">
      <style:text-properties officeooo:paragraph-rsid="0083bef5"/>
    </style:style>
    <style:style style:name="P34" style:family="paragraph" style:parent-style-name="Text_20_body" style:list-style-name="L4">
      <style:text-properties officeooo:paragraph-rsid="0094b4f0"/>
    </style:style>
    <style:style style:name="P35" style:family="paragraph" style:parent-style-name="Text_20_body" style:list-style-name="L5">
      <style:text-properties officeooo:paragraph-rsid="0085bbce"/>
    </style:style>
    <style:style style:name="P36" style:family="paragraph" style:parent-style-name="Text_20_body" style:list-style-name="L5">
      <style:text-properties officeooo:paragraph-rsid="0095ab4c"/>
    </style:style>
    <style:style style:name="P37" style:family="paragraph" style:parent-style-name="Text_20_body" style:list-style-name="L5">
      <style:text-properties officeooo:paragraph-rsid="0086d539"/>
    </style:style>
    <style:style style:name="P38" style:family="paragraph" style:parent-style-name="Text_20_body" style:list-style-name="L5">
      <style:text-properties officeooo:paragraph-rsid="00892217"/>
    </style:style>
    <style:style style:name="T1" style:family="text">
      <style:text-properties officeooo:rsid="0007ea0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7ea05"/>
    </style:style>
    <style:style style:name="T4" style:family="text">
      <style:text-properties style:text-underline-style="solid" style:text-underline-width="auto" style:text-underline-color="font-color" officeooo:rsid="0008fb52"/>
    </style:style>
    <style:style style:name="T5" style:family="text">
      <style:text-properties style:text-underline-style="solid" style:text-underline-width="auto" style:text-underline-color="font-color" officeooo:rsid="000bd09b"/>
    </style:style>
    <style:style style:name="T6" style:family="text">
      <style:text-properties style:text-underline-style="solid" style:text-underline-width="auto" style:text-underline-color="font-color" officeooo:rsid="0020f80a"/>
    </style:style>
    <style:style style:name="T7" style:family="text">
      <style:text-properties style:text-underline-style="solid" style:text-underline-width="auto" style:text-underline-color="font-color" officeooo:rsid="00225b6c"/>
    </style:style>
    <style:style style:name="T8" style:family="text">
      <style:text-properties style:text-underline-style="solid" style:text-underline-width="auto" style:text-underline-color="font-color" officeooo:rsid="002def9f"/>
    </style:style>
    <style:style style:name="T9" style:family="text">
      <style:text-properties style:text-underline-style="solid" style:text-underline-width="auto" style:text-underline-color="font-color" officeooo:rsid="00510cd8"/>
    </style:style>
    <style:style style:name="T10" style:family="text">
      <style:text-properties style:text-underline-style="solid" style:text-underline-width="auto" style:text-underline-color="font-color" officeooo:rsid="0032efcf"/>
    </style:style>
    <style:style style:name="T11" style:family="text">
      <style:text-properties style:text-underline-style="solid" style:text-underline-width="auto" style:text-underline-color="font-color" officeooo:rsid="0020891c" fo:background-color="transparent"/>
    </style:style>
    <style:style style:name="T12" style:family="text">
      <style:text-properties style:text-underline-style="solid" style:text-underline-width="auto" style:text-underline-color="font-color" officeooo:rsid="00225b6c" fo:background-color="transparent"/>
    </style:style>
    <style:style style:name="T13" style:family="text">
      <style:text-properties style:text-underline-style="solid" style:text-underline-width="auto" style:text-underline-color="font-color" officeooo:rsid="0072e85f" fo:background-color="transparent"/>
    </style:style>
    <style:style style:name="T14" style:family="text">
      <style:text-properties style:text-underline-style="solid" style:text-underline-width="auto" style:text-underline-color="font-color" officeooo:rsid="000bd09b" fo:background-color="transparent"/>
    </style:style>
    <style:style style:name="T15" style:family="text">
      <style:text-properties style:text-underline-style="solid" style:text-underline-width="auto" style:text-underline-color="font-color" officeooo:rsid="0073b340"/>
    </style:style>
    <style:style style:name="T16" style:family="text">
      <style:text-properties style:text-underline-style="solid" style:text-underline-width="auto" style:text-underline-color="font-color" officeooo:rsid="0072e85f"/>
    </style:style>
    <style:style style:name="T17" style:family="text">
      <style:text-properties style:text-underline-style="solid" style:text-underline-width="auto" style:text-underline-color="font-color" officeooo:rsid="007005b7"/>
    </style:style>
    <style:style style:name="T18" style:family="text">
      <style:text-properties style:text-underline-style="solid" style:text-underline-width="auto" style:text-underline-color="font-color" officeooo:rsid="007c0e80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07ea05"/>
    </style:style>
    <style:style style:name="T21" style:family="text">
      <style:text-properties style:text-underline-style="none" officeooo:rsid="0008fb52"/>
    </style:style>
    <style:style style:name="T22" style:family="text">
      <style:text-properties style:text-underline-style="none" officeooo:rsid="0009fea6"/>
    </style:style>
    <style:style style:name="T23" style:family="text">
      <style:text-properties style:text-underline-style="none" officeooo:rsid="000bd09b"/>
    </style:style>
    <style:style style:name="T24" style:family="text">
      <style:text-properties style:text-underline-style="none" officeooo:rsid="000f4548"/>
    </style:style>
    <style:style style:name="T25" style:family="text">
      <style:text-properties style:text-underline-style="none" officeooo:rsid="00125b58"/>
    </style:style>
    <style:style style:name="T26" style:family="text">
      <style:text-properties style:text-underline-style="none" officeooo:rsid="001c64f6"/>
    </style:style>
    <style:style style:name="T27" style:family="text">
      <style:text-properties style:text-underline-style="none" officeooo:rsid="0020891c"/>
    </style:style>
    <style:style style:name="T28" style:family="text">
      <style:text-properties style:text-underline-style="none" officeooo:rsid="0020f459"/>
    </style:style>
    <style:style style:name="T29" style:family="text">
      <style:text-properties style:text-underline-style="none" officeooo:rsid="0020f80a"/>
    </style:style>
    <style:style style:name="T30" style:family="text">
      <style:text-properties style:text-underline-style="none" officeooo:rsid="00225b6c"/>
    </style:style>
    <style:style style:name="T31" style:family="text">
      <style:text-properties style:text-underline-style="none" officeooo:rsid="002267f4"/>
    </style:style>
    <style:style style:name="T32" style:family="text">
      <style:text-properties style:text-underline-style="none" officeooo:rsid="00295655"/>
    </style:style>
    <style:style style:name="T33" style:family="text">
      <style:text-properties style:text-underline-style="none" officeooo:rsid="002cb2d3"/>
    </style:style>
    <style:style style:name="T34" style:family="text">
      <style:text-properties style:text-underline-style="none" officeooo:rsid="002def9f"/>
    </style:style>
    <style:style style:name="T35" style:family="text">
      <style:text-properties style:text-underline-style="none" officeooo:rsid="002e34d0"/>
    </style:style>
    <style:style style:name="T36" style:family="text">
      <style:text-properties style:text-underline-style="none" officeooo:rsid="002e8001"/>
    </style:style>
    <style:style style:name="T37" style:family="text">
      <style:text-properties style:text-underline-style="none" officeooo:rsid="002f0aeb"/>
    </style:style>
    <style:style style:name="T38" style:family="text">
      <style:text-properties style:text-underline-style="none" officeooo:rsid="0030f60d"/>
    </style:style>
    <style:style style:name="T39" style:family="text">
      <style:text-properties style:text-underline-style="none" officeooo:rsid="0032efcf"/>
    </style:style>
    <style:style style:name="T40" style:family="text">
      <style:text-properties style:text-underline-style="none" officeooo:rsid="0033a654"/>
    </style:style>
    <style:style style:name="T41" style:family="text">
      <style:text-properties style:text-underline-style="none" officeooo:rsid="00510cd8"/>
    </style:style>
    <style:style style:name="T42" style:family="text">
      <style:text-properties style:text-underline-style="none" officeooo:rsid="00553a0f"/>
    </style:style>
    <style:style style:name="T43" style:family="text">
      <style:text-properties style:text-underline-style="none" officeooo:rsid="0056c092"/>
    </style:style>
    <style:style style:name="T44" style:family="text">
      <style:text-properties style:text-underline-style="none" officeooo:rsid="00580e06"/>
    </style:style>
    <style:style style:name="T45" style:family="text">
      <style:text-properties style:text-underline-style="none" officeooo:rsid="005dcbe0"/>
    </style:style>
    <style:style style:name="T46" style:family="text">
      <style:text-properties style:text-underline-style="none" officeooo:rsid="005ea264"/>
    </style:style>
    <style:style style:name="T47" style:family="text">
      <style:text-properties style:text-underline-style="none" officeooo:rsid="00609609"/>
    </style:style>
    <style:style style:name="T48" style:family="text">
      <style:text-properties style:text-underline-style="none" officeooo:rsid="0061ee18"/>
    </style:style>
    <style:style style:name="T49" style:family="text">
      <style:text-properties style:text-underline-style="none" officeooo:rsid="00225b6c" fo:background-color="transparent"/>
    </style:style>
    <style:style style:name="T50" style:family="text">
      <style:text-properties style:text-underline-style="none" officeooo:rsid="0072e85f" fo:background-color="transparent"/>
    </style:style>
    <style:style style:name="T51" style:family="text">
      <style:text-properties style:text-underline-style="none" officeooo:rsid="008deebc" fo:background-color="transparent"/>
    </style:style>
    <style:style style:name="T52" style:family="text">
      <style:text-properties style:text-underline-style="none" officeooo:rsid="000bd09b" fo:background-color="transparent"/>
    </style:style>
    <style:style style:name="T53" style:family="text">
      <style:text-properties style:text-underline-style="none" officeooo:rsid="0093cc76" fo:background-color="transparent"/>
    </style:style>
    <style:style style:name="T54" style:family="text">
      <style:text-properties style:text-underline-style="none" officeooo:rsid="006eb617"/>
    </style:style>
    <style:style style:name="T55" style:family="text">
      <style:text-properties style:text-underline-style="none" officeooo:rsid="007005b7"/>
    </style:style>
    <style:style style:name="T56" style:family="text">
      <style:text-properties style:text-underline-style="none" officeooo:rsid="0072e85f"/>
    </style:style>
    <style:style style:name="T57" style:family="text">
      <style:text-properties style:text-underline-style="none" officeooo:rsid="006c9a23"/>
    </style:style>
    <style:style style:name="T58" style:family="text">
      <style:text-properties style:text-underline-style="none" officeooo:rsid="00103d38"/>
    </style:style>
    <style:style style:name="T59" style:family="text">
      <style:text-properties style:text-underline-style="none" officeooo:rsid="003f03ae"/>
    </style:style>
    <style:style style:name="T60" style:family="text">
      <style:text-properties style:text-underline-style="none" officeooo:rsid="007c0e80"/>
    </style:style>
    <style:style style:name="T61" style:family="text">
      <style:text-properties style:text-underline-style="none" officeooo:rsid="007ffef2"/>
    </style:style>
    <style:style style:name="T62" style:family="text">
      <style:text-properties style:text-underline-style="none" officeooo:rsid="00824cc8"/>
    </style:style>
    <style:style style:name="T63" style:family="text">
      <style:text-properties style:text-underline-style="none" officeooo:rsid="007f305a"/>
    </style:style>
    <style:style style:name="T64" style:family="text">
      <style:text-properties style:text-underline-style="none" officeooo:rsid="0083bef5"/>
    </style:style>
    <style:style style:name="T65" style:family="text">
      <style:text-properties style:text-underline-style="none" officeooo:rsid="008491c0"/>
    </style:style>
    <style:style style:name="T66" style:family="text">
      <style:text-properties style:text-underline-style="none" officeooo:rsid="0085bbce"/>
    </style:style>
    <style:style style:name="T67" style:family="text">
      <style:text-properties style:text-underline-style="none" officeooo:rsid="0086d539"/>
    </style:style>
    <style:style style:name="T68" style:family="text">
      <style:text-properties style:text-underline-style="none" officeooo:rsid="0087ee21"/>
    </style:style>
    <style:style style:name="T69" style:family="text">
      <style:text-properties style:text-underline-style="none" officeooo:rsid="00892217"/>
    </style:style>
    <style:style style:name="T70" style:family="text">
      <style:text-properties style:text-underline-style="none" officeooo:rsid="008bde67"/>
    </style:style>
    <style:style style:name="T71" style:family="text">
      <style:text-properties style:text-underline-style="none" officeooo:rsid="008c3985"/>
    </style:style>
    <style:style style:name="T72" style:family="text">
      <style:text-properties style:text-underline-style="none" officeooo:rsid="008d80ac"/>
    </style:style>
    <style:style style:name="T73" style:family="text">
      <style:text-properties style:text-underline-style="none" officeooo:rsid="00901d5a"/>
    </style:style>
    <style:style style:name="T74" style:family="text">
      <style:text-properties style:text-underline-style="none" officeooo:rsid="0090b014"/>
    </style:style>
    <style:style style:name="T75" style:family="text">
      <style:text-properties style:text-underline-style="none" officeooo:rsid="0090bec5"/>
    </style:style>
    <style:style style:name="T76" style:family="text">
      <style:text-properties style:text-underline-style="none" officeooo:rsid="0093cc76"/>
    </style:style>
    <style:style style:name="T77" style:family="text">
      <style:text-properties style:text-underline-style="none" officeooo:rsid="008deebc"/>
    </style:style>
    <style:style style:name="T78" style:family="text">
      <style:text-properties style:text-underline-style="none" officeooo:rsid="0094b4f0"/>
    </style:style>
    <style:style style:name="T79" style:family="text">
      <style:text-properties style:text-underline-style="none" officeooo:rsid="0094b714"/>
    </style:style>
    <style:style style:name="T80" style:family="text">
      <style:text-properties style:text-underline-style="none" officeooo:rsid="00954bba"/>
    </style:style>
    <style:style style:name="T81" style:family="text">
      <style:text-properties style:text-underline-style="none" officeooo:rsid="00976f2b"/>
    </style:style>
    <style:style style:name="T82" style:family="text">
      <style:text-properties officeooo:rsid="0008fb52"/>
    </style:style>
    <style:style style:name="T83" style:family="text">
      <style:text-properties officeooo:rsid="000bd09b"/>
    </style:style>
    <style:style style:name="T84" style:family="text">
      <style:text-properties officeooo:rsid="00103d38"/>
    </style:style>
    <style:style style:name="T85" style:family="text">
      <style:text-properties officeooo:rsid="0020891c"/>
    </style:style>
    <style:style style:name="T86" style:family="text">
      <style:text-properties officeooo:rsid="00376ef2"/>
    </style:style>
    <style:style style:name="T87" style:family="text">
      <style:text-properties officeooo:rsid="00380f7b"/>
    </style:style>
    <style:style style:name="T88" style:family="text">
      <style:text-properties officeooo:rsid="003f03ae"/>
    </style:style>
    <style:style style:name="T89" style:family="text">
      <style:text-properties officeooo:rsid="00463173"/>
    </style:style>
    <style:style style:name="T90" style:family="text">
      <style:text-properties officeooo:rsid="00510cd8"/>
    </style:style>
    <style:style style:name="T91" style:family="text">
      <style:text-properties officeooo:rsid="00580e06"/>
    </style:style>
    <style:style style:name="T92" style:family="text">
      <style:text-properties fo:background-color="transparent"/>
    </style:style>
    <style:style style:name="T93" style:family="text">
      <style:text-properties officeooo:rsid="00697e3e" fo:background-color="transparent"/>
    </style:style>
    <style:style style:name="T94" style:family="text">
      <style:text-properties officeooo:rsid="00785fc1" fo:background-color="transparent"/>
    </style:style>
    <style:style style:name="T95" style:family="text">
      <style:text-properties officeooo:rsid="0093cc76" fo:background-color="transparent"/>
    </style:style>
    <style:style style:name="T96" style:family="text">
      <style:text-properties officeooo:rsid="00380f7b" fo:background-color="transparent"/>
    </style:style>
    <style:style style:name="T97" style:family="text">
      <style:text-properties officeooo:rsid="00376ef2" fo:background-color="transparent"/>
    </style:style>
    <style:style style:name="T98" style:family="text">
      <style:text-properties officeooo:rsid="007a18ac" fo:background-color="transparent"/>
    </style:style>
    <style:style style:name="T99" style:family="text">
      <style:text-properties officeooo:rsid="005dcbe0"/>
    </style:style>
    <style:style style:name="T100" style:family="text">
      <style:text-properties officeooo:rsid="006c9a23"/>
    </style:style>
    <style:style style:name="T101" style:family="text">
      <style:text-properties officeooo:rsid="007005b7"/>
    </style:style>
    <style:style style:name="T102" style:family="text">
      <style:text-properties officeooo:rsid="0072e85f"/>
    </style:style>
    <style:style style:name="T103" style:family="text">
      <style:text-properties officeooo:rsid="007a18ac"/>
    </style:style>
    <style:style style:name="T104" style:family="text">
      <style:text-properties officeooo:rsid="007f305a"/>
    </style:style>
    <style:style style:name="T105" style:family="text">
      <style:text-properties officeooo:rsid="008bde67"/>
    </style:style>
    <style:style style:name="T106" style:family="text">
      <style:text-properties officeooo:rsid="00901d5a"/>
    </style:style>
    <style:style style:name="T107" style:family="text">
      <style:text-properties officeooo:rsid="0090b014"/>
    </style:style>
    <style:style style:name="T108" style:family="text">
      <style:text-properties fo:font-variant="normal" fo:text-transform="none" fo:color="#000000" style:font-name="monospace" fo:font-size="9.75pt" fo:letter-spacing="normal" fo:font-style="normal" fo:font-weight="normal" officeooo:rsid="008bde67"/>
    </style:style>
    <style:style style:name="T109" style:family="text">
      <style:text-properties fo:font-variant="normal" fo:text-transform="none" fo:color="#000000" style:font-name="monospace" fo:font-size="9.75pt" fo:letter-spacing="normal" fo:font-style="normal" fo:font-weight="normal" officeooo:rsid="0090b014"/>
    </style:style>
    <style:style style:name="T110" style:family="text">
      <style:text-properties fo:font-variant="normal" fo:text-transform="none" fo:color="#000000" style:font-name="monospace" fo:font-size="9.75pt" fo:letter-spacing="normal" fo:font-style="normal" style:text-underline-style="none" fo:font-weight="normal" officeooo:rsid="008bde67"/>
    </style:style>
    <style:style style:name="T111" style:family="text">
      <style:text-properties fo:font-variant="normal" fo:text-transform="none" fo:color="#000000" style:font-name="monospace" fo:font-size="9.75pt" fo:letter-spacing="normal" fo:font-style="normal" style:text-underline-style="none" fo:font-weight="normal" officeooo:rsid="0090b014"/>
    </style:style>
    <style:style style:name="T112" style:family="text">
      <style:text-properties officeooo:rsid="0090bec5"/>
    </style:style>
    <style:style style:name="T113" style:family="text">
      <style:text-properties officeooo:rsid="009994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h text:style-name="P10" text:outline-level="1">Общее описание</text:h>
      <text:p text:style-name="P2"><text:tab/>Вариант 11</text:p>
      <text:p text:style-name="P3"><text:tab/>Разработайте и отладьте исполняемый файл (shell-процедуру) с тремя параметрами:</text:p>
      <text:p text:style-name="P5"/>
      <text:p text:style-name="P5"><text:s text:c="4"/><text:tab/>первый - WHERE <text:s/>имя подкаталога в текущем каталоге;</text:p>
      <text:p text:style-name="P5"><text:s text:c="5"/><text:tab/>второй - WHAT <text:s text:c="2"/>имя файла;</text:p>
      <text:p text:style-name="P5"><text:s text:c="5"/><text:tab/>третий - ADD <text:s text:c="3"/>имя файла;</text:p>
      <text:p text:style-name="P5"/>
      <text:p text:style-name="P5"><text:s text:c="5"/><text:tab/>Процедура должна <text:s/>проверять <text:s/>существование в подкаталоге WHERE файла с именем <text:tab/>WHAT и расширением BВВ.</text:p>
      <text:p text:style-name="P5"><text:s text:c="5"/><text:tab/>Если такой <text:s/>файл <text:s/>есть, <text:s/>то к нему надо добавить в конец файл ADD.</text:p>
      <text:p text:style-name="P6"><text:s text:c="5"/><text:tab/>Если такого <text:s/>файла нет, <text:s/>то его надо создать, <text:s/>записав в него строку </text:p>
      <text:p text:style-name="P6"><text:tab/>PATH = &lt;имя, заданное первым параметром&gt;</text:p>
      <text:p text:style-name="P7"><text:s/><text:tab/>и добавить в конец файл ADD</text:p>
      <text:h text:style-name="P11" text:outline-level="1">Внешний проект задачи</text:h>
      <text:p text:style-name="P1"><text:span text:style-name="T1"><text:tab/></text:span><text:span text:style-name="T113">a</text:span><text:span text:style-name="T1">ppend-to-end.</text:span><text:span text:style-name="T113">sh</text:span><text:span text:style-name="T1"> </text:span><text:span text:style-name="T3">WHERE</text:span><text:span text:style-name="T1"> </text:span><text:span text:style-name="T3">WHAT</text:span><text:span text:style-name="T20"> </text:span><text:span text:style-name="T3">ADD</text:span></text:p>
      <text:h text:style-name="P13" text:outline-level="2">Входные данные</text:h>
      <text:h text:style-name="P9" text:outline-level="3">Параметры</text:h>
      <text:list xml:id="list490425278546051119" text:style-name="L1">
        <text:list-item>
          <text:p text:style-name="P15"><text:span text:style-name="T4">WHERE</text:span><text:span text:style-name="T82"> —</text:span><text:span text:style-name="T100"> Строка,</text:span><text:span text:style-name="T84"> </text:span><text:span text:style-name="T100">не содержит</text:span><text:span text:style-name="T84"> символ</text:span><text:span text:style-name="T112">ы</text:span><text:span text:style-name="T84"> «</text:span><text:span text:style-name="T107">\, </text:span><text:span text:style-name="T84">/</text:span><text:span text:style-name="T105">, :, *, ?, </text:span><text:span text:style-name="T108">", </text:span><text:span text:style-name="T109">&lt;, &gt;, |,</text:span><text:span text:style-name="T105"> # </text:span><text:span text:style-name="T84">», </text:span><text:span text:style-name="T88">а также длина </text:span><text:span text:style-name="T100">ее длина не</text:span><text:span text:style-name="T88"> превыша</text:span><text:span text:style-name="T100">ет</text:span><text:span text:style-name="T88"> 255 символов</text:span><text:span text:style-name="T84">. </text:span><text:span text:style-name="T99">Далее в тексте под </text:span><text:span text:style-name="T4">WHERE</text:span><text:span text:style-name="T21"> </text:span><text:span text:style-name="T45">подразумевается </text:span><text:span text:style-name="T54">имя подкаталога в текущем каталоге.</text:span></text:p>
        </text:list-item>
        <text:list-item>
          <text:p text:style-name="P17"><text:span text:style-name="T2">WHAT</text:span><text:span text:style-name="T20"> </text:span><text:span text:style-name="T19">—</text:span><text:span text:style-name="T57"> Строка,</text:span><text:span text:style-name="T58"> </text:span><text:span text:style-name="T57">не содержит</text:span><text:span text:style-name="T58"> символ</text:span><text:span text:style-name="T75">ы</text:span><text:span text:style-name="T58"> «</text:span><text:span text:style-name="T74">\, </text:span><text:span text:style-name="T58">/</text:span><text:span text:style-name="T70">, :, *, ?, </text:span><text:span text:style-name="T110">", </text:span><text:span text:style-name="T111">&lt;, &gt;, |,</text:span><text:span text:style-name="T70"> # </text:span><text:span text:style-name="T58">», </text:span><text:span text:style-name="T59">а также длина </text:span><text:span text:style-name="T57">ее длина не</text:span><text:span text:style-name="T59"> превыша</text:span><text:span text:style-name="T57">ет</text:span><text:span text:style-name="T59"> 255 символов</text:span><text:span text:style-name="T58">. </text:span><text:span text:style-name="T45">Далее в тексте под </text:span><text:span text:style-name="T18">WHAT</text:span><text:span text:style-name="T19"> </text:span><text:span text:style-name="T45">подразумевается </text:span><text:span text:style-name="T54">имя </text:span><text:span text:style-name="T60">файла, к которому в конец будет производиться записью.</text:span></text:p>
        </text:list-item>
        <text:list-item>
          <text:p text:style-name="P16"><text:span text:style-name="T4">ADD</text:span><text:span text:style-name="T82"> <text:s/></text:span><text:span text:style-name="T21">—</text:span><text:span text:style-name="T57"> Строка,</text:span><text:span text:style-name="T58"> </text:span><text:span text:style-name="T57">не содержит</text:span><text:span text:style-name="T58"> символ</text:span><text:span text:style-name="T75">ы</text:span><text:span text:style-name="T58"> «</text:span><text:span text:style-name="T74">\, </text:span><text:span text:style-name="T58">/</text:span><text:span text:style-name="T70">, :, *, ?, </text:span><text:span text:style-name="T110">", </text:span><text:span text:style-name="T111">&lt;, &gt;, |,</text:span><text:span text:style-name="T70"> # </text:span><text:span text:style-name="T58">», </text:span><text:span text:style-name="T59">а также длина </text:span><text:span text:style-name="T57">ее длина не</text:span><text:span text:style-name="T59"> превыша</text:span><text:span text:style-name="T57">ет</text:span><text:span text:style-name="T59"> 255 символов</text:span><text:span text:style-name="T58">. </text:span><text:span text:style-name="T45">Далее в тексте под </text:span><text:span text:style-name="T18">ADD</text:span><text:span text:style-name="T21"> </text:span><text:span text:style-name="T45">подразумевается </text:span><text:span text:style-name="T54">имя </text:span><text:span text:style-name="T60">файла, содержимое которого будет дописано в конец другого файла.</text:span></text:p>
        </text:list-item>
      </text:list>
      <text:h text:style-name="P9" text:outline-level="3">Структура данных на носителях</text:h>
      <text:list xml:id="list7777990803586947332" text:style-name="L2">
        <text:list-item>
          <text:p text:style-name="P18"><text:span text:style-name="T82"><text:s/></text:span><text:span text:style-name="T106">К</text:span><text:span text:style-name="T82">аталог </text:span><text:span text:style-name="T4">WHERE</text:span><text:span text:style-name="T82"> в текущем каталоге</text:span></text:p>
        </text:list-item>
        <text:list-item>
          <text:p text:style-name="P19"><text:span text:style-name="T82"><text:s/></text:span><text:span text:style-name="T106">Ф</text:span><text:span text:style-name="T82">айл </text:span><text:span text:style-name="T17">WHERE</text:span><text:span text:style-name="T101">/</text:span><text:span text:style-name="T4">WHAT</text:span><text:span text:style-name="T21">.BBB</text:span><text:span text:style-name="T22">(не обязательно)</text:span></text:p>
        </text:list-item>
        <text:list-item>
          <text:p text:style-name="P20"><text:span text:style-name="T23"><text:s/></text:span><text:span text:style-name="T73">Ф</text:span><text:span text:style-name="T23">айл </text:span><text:span text:style-name="T17">WHERE</text:span><text:span text:style-name="T55">/</text:span><text:span text:style-name="T5">ADD</text:span></text:p>
        </text:list-item>
      </text:list>
      <text:h text:style-name="P12" text:outline-level="2">Выходные данные</text:h>
      <text:list xml:id="list8603528816809563674" text:style-name="L3">
        <text:list-item>
          <text:p text:style-name="P21"><text:span text:style-name="T83">В каталоге </text:span><text:span text:style-name="T5">WHERE</text:span><text:span text:style-name="T23"> существует файл <text:s/></text:span><text:span text:style-name="T4">WHAT</text:span><text:span text:style-name="T21">.BBB</text:span></text:p>
        </text:list-item>
        <text:list-item>
          <text:p text:style-name="P21"><text:span text:style-name="T23">Содержимое файла <text:s/></text:span><text:span text:style-name="T4">WHAT</text:span><text:span text:style-name="T21">.BBB </text:span><text:span text:style-name="T24">изменено</text:span></text:p>
        </text:list-item>
        <text:list-item>
          <text:p text:style-name="P26">В стандартный поток вывода записана одна <text:span text:style-name="T89">или несколько</text:span> из следующих строк:</text:p>
          <text:list>
            <text:list-item>
              <text:p text:style-name="P27">«Wrong number of parameters»</text:p>
            </text:list-item>
            <text:list-item>
              <text:p text:style-name="P22"><text:span text:style-name="T25">«</text:span><text:span text:style-name="T26">Wrong filename format</text:span><text:span text:style-name="T25">»</text:span></text:p>
            </text:list-item>
            <text:list-item>
              <text:p text:style-name="P22"><text:soft-page-break/><text:span text:style-name="T25">«</text:span><text:span text:style-name="T28">Subdirectory doesn't exist</text:span><text:span text:style-name="T25">»</text:span></text:p>
            </text:list-item>
            <text:list-item>
              <text:p text:style-name="P22"><text:span text:style-name="T25">«</text:span><text:span text:style-name="T29">Cannot write to subdirectory</text:span><text:span text:style-name="T25">»</text:span></text:p>
            </text:list-item>
            <text:list-item>
              <text:p text:style-name="P22"><text:span text:style-name="T25">«</text:span><text:span text:style-name="T31">Cannot create file in subdirectory</text:span><text:span text:style-name="T25">»</text:span></text:p>
            </text:list-item>
            <text:list-item>
              <text:p text:style-name="P22"><text:span text:style-name="T25">«</text:span><text:span text:style-name="T35">Cannot find ADD file</text:span><text:span text:style-name="T25">»</text:span></text:p>
            </text:list-item>
            <text:list-item>
              <text:p text:style-name="P22"><text:span text:style-name="T25">«</text:span><text:span text:style-name="T37">Cannot read </text:span><text:span text:style-name="T80">ADD</text:span><text:span text:style-name="T37"> file</text:span><text:span text:style-name="T25">»</text:span></text:p>
            </text:list-item>
            <text:list-item>
              <text:p text:style-name="P22"><text:span text:style-name="T25">«</text:span><text:span text:style-name="T39">Cannot write to WHAT file</text:span><text:span text:style-name="T25">»</text:span></text:p>
            </text:list-item>
            <text:list-item>
              <text:p text:style-name="P22"><text:span text:style-name="T25">«</text:span><text:span text:style-name="T47">Cannot read subdirectory</text:span><text:span text:style-name="T25">»</text:span></text:p>
            </text:list-item>
          </text:list>
        </text:list-item>
        <text:list-item>
          <text:p text:style-name="P23"><text:span text:style-name="T41">По завершении рабо</text:span><text:span text:style-name="T42">т</text:span><text:span text:style-name="T41">ы программа возвратит один из следующих кодов:</text:span></text:p>
          <text:list>
            <text:list-item>
              <text:p text:style-name="P29">«1» — Число параметров было неверным</text:p>
            </text:list-item>
            <text:list-item>
              <text:p text:style-name="P31"><text:span text:style-name="T61">«</text:span><text:span text:style-name="T71">2</text:span><text:span text:style-name="T61">1» </text:span><text:span text:style-name="T41">—</text:span><text:span text:style-name="T61"> Формат первого параметра неверен</text:span></text:p>
            </text:list-item>
            <text:list-item>
              <text:p text:style-name="P31"><text:span text:style-name="T61">«</text:span><text:span text:style-name="T71">2</text:span><text:span text:style-name="T61">2» </text:span><text:span text:style-name="T41">—</text:span><text:span text:style-name="T61"> Формат второго параметра неверен</text:span></text:p>
            </text:list-item>
            <text:list-item>
              <text:p text:style-name="P31"><text:span text:style-name="T61">«</text:span><text:span text:style-name="T71">2</text:span><text:span text:style-name="T61">3» </text:span><text:span text:style-name="T41">—</text:span><text:span text:style-name="T61"> Формат третьего параметра неверен</text:span></text:p>
            </text:list-item>
            <text:list-item>
              <text:p text:style-name="P29">«3» — Указанный подкаталог не существует</text:p>
            </text:list-item>
            <text:list-item>
              <text:p text:style-name="P29">«4» — Нет прав на запись в подкаталог</text:p>
            </text:list-item>
            <text:list-item>
              <text:p text:style-name="P29">«5» — Не удалось создать файл в подкаталоге</text:p>
            </text:list-item>
            <text:list-item>
              <text:p text:style-name="P23"><text:span text:style-name="T41">«6» — Не удалось найти файл </text:span><text:span text:style-name="T9">ADD</text:span></text:p>
            </text:list-item>
            <text:list-item>
              <text:p text:style-name="P24"><text:span text:style-name="T41">«7» — </text:span><text:span text:style-name="T81">Нет прав на чтение файла </text:span><text:span text:style-name="T9">ADD</text:span></text:p>
            </text:list-item>
            <text:list-item>
              <text:p text:style-name="P23"><text:span text:style-name="T41">«8» — Нет прав на запись в файл </text:span><text:span text:style-name="T10">WHAT</text:span><text:span text:style-name="T41">.BBB</text:span></text:p>
            </text:list-item>
            <text:list-item>
              <text:p text:style-name="P25"><text:span text:style-name="T48">«9» </text:span><text:span text:style-name="T41">—</text:span><text:span text:style-name="T48"> Нет прав на чтение подкаталога</text:span></text:p>
            </text:list-item>
            <text:list-item>
              <text:p text:style-name="P30">«0» — Программа успешно завершила работу</text:p>
            </text:list-item>
          </text:list>
        </text:list-item>
      </text:list>
      <text:h text:style-name="P11" text:outline-level="1">Функциональное описание задачи</text:h>
      <text:h text:style-name="P13" text:outline-level="2">Функции контроля входных данных</text:h>
      <text:list xml:id="list5327221411320438690" text:style-name="L4">
        <text:list-item>
          <text:p text:style-name="P32"><text:span text:style-name="T90">Если количество параметров не равно трем, то программа должна вывести строку 2.2.3.1 </text:span><text:span text:style-name="T102">(</text:span><text:span text:style-name="T25">«Wrong number of parameters»</text:span><text:span text:style-name="T102">)</text:span><text:span text:style-name="T90"> и завершиться с кодом возврата </text:span><text:span text:style-name="T91">2.2.4.1</text:span></text:p>
        </text:list-item>
        <text:list-item>
          <text:p text:style-name="P33"><text:span text:style-name="T90">Если </text:span><text:span text:style-name="T104">первый параметр</text:span><text:span text:style-name="T91"> </text:span><text:span text:style-name="T43">не удовлетворяет </text:span><text:span text:style-name="T70">ограничениям (</text:span><text:span text:style-name="T43">п 2.1.1.1</text:span><text:span text:style-name="T70">)</text:span><text:span text:style-name="T43">, </text:span><text:span text:style-name="T44">то программа должна вывести строку 2.2.3.2</text:span><text:span text:style-name="T64">(</text:span><text:span text:style-name="T25">«</text:span><text:span text:style-name="T26">Wrong filename format</text:span><text:span text:style-name="T25">»</text:span><text:span text:style-name="T64">)</text:span><text:span text:style-name="T44"> </text:span><text:span text:style-name="T41">и завершиться с кодом возврата </text:span><text:span text:style-name="T44">2.2.4.2</text:span></text:p>
        </text:list-item>
        <text:list-item>
          <text:p text:style-name="P34"><text:span text:style-name="T41">Если </text:span><text:span text:style-name="T62">второй</text:span><text:span text:style-name="T63"> параметр</text:span><text:span text:style-name="T44"> </text:span><text:span text:style-name="T43">не удовлетворяет <text:s/></text:span><text:span text:style-name="T70">ограничениям (</text:span><text:span text:style-name="T43">п 2.1.1.</text:span><text:span text:style-name="T78">2</text:span><text:span text:style-name="T70">)</text:span><text:span text:style-name="T43">, </text:span><text:span text:style-name="T44">то программа должна вывести строку 2.2.3.2</text:span><text:span text:style-name="T64">(</text:span><text:span text:style-name="T25">«</text:span><text:span text:style-name="T26">Wrong filename format</text:span><text:span text:style-name="T25">»</text:span><text:span text:style-name="T64">)</text:span><text:span text:style-name="T44"> </text:span><text:span text:style-name="T41">и завершиться с кодом возврата </text:span><text:span text:style-name="T44">2.2.4.</text:span><text:span text:style-name="T72">3</text:span></text:p>
        </text:list-item>
        <text:list-item>
          <text:p text:style-name="P34"><text:span text:style-name="T41">Если </text:span><text:span text:style-name="T62">третий</text:span><text:span text:style-name="T63"> параметр</text:span><text:span text:style-name="T44"> </text:span><text:span text:style-name="T43">не удовлетворяет <text:s/></text:span><text:span text:style-name="T70">ограничениям (</text:span><text:span text:style-name="T43">п 2.1.1.</text:span><text:span text:style-name="T78">3</text:span><text:span text:style-name="T70">)</text:span><text:span text:style-name="T43">, </text:span><text:span text:style-name="T44">то программа должна вывести строку 2.2.3.2</text:span><text:span text:style-name="T65">(</text:span><text:span text:style-name="T25">«</text:span><text:span text:style-name="T26">Wrong filename format</text:span><text:span text:style-name="T25">»</text:span><text:span text:style-name="T65">)</text:span><text:span text:style-name="T44"> </text:span><text:span text:style-name="T41">и завершиться с кодом возврата </text:span><text:span text:style-name="T44">2.2.4.</text:span><text:span text:style-name="T72">4</text:span></text:p>
          <text:list>
            <text:list-header>
              <text:p text:style-name="P28"/>
            </text:list-header>
          </text:list>
        </text:list-item>
      </text:list>
      <text:h text:style-name="P14" text:outline-level="2">Функции обработки ошибок</text:h>
      <text:list xml:id="list4335827733993895623" text:style-name="L5">
        <text:list-item>
          <text:p text:style-name="P35"><text:span text:style-name="T85">Если в процессе работы программы оказалось, что подкаталог </text:span><text:span text:style-name="T11">WHERE</text:span><text:span text:style-name="T27"> отсутствует в текущем каталоге, то программа должна вывести строку 2.2.</text:span><text:span text:style-name="T32">3.</text:span><text:span text:style-name="T27">3</text:span><text:span text:style-name="T66">(</text:span><text:span text:style-name="T25">«</text:span><text:span text:style-name="T28">Subdirectory </text:span><text:soft-page-break/><text:span text:style-name="T28">doesn't exist</text:span><text:span text:style-name="T25">»</text:span><text:span text:style-name="T66">)</text:span><text:span text:style-name="T44"> </text:span><text:span text:style-name="T41">и завершиться с кодом возврата </text:span><text:span text:style-name="T44">2.2.4.</text:span><text:span text:style-name="T72">5</text:span></text:p>
        </text:list-item>
        <text:list-item>
          <text:p text:style-name="P35"><text:span text:style-name="T29">Если в процессе работы программы оказалось, что у пользователя нет права на запись в каталог </text:span><text:span text:style-name="T6">WHERE</text:span><text:span text:style-name="T29">, то программа должна вывести строку 2.2.</text:span><text:span text:style-name="T32">3.</text:span><text:span text:style-name="T29">4</text:span><text:span text:style-name="T66">(</text:span><text:span text:style-name="T25">«</text:span><text:span text:style-name="T29">Cannot write to subdirectory</text:span><text:span text:style-name="T25">»</text:span><text:span text:style-name="T66">)</text:span><text:span text:style-name="T44"> </text:span><text:span text:style-name="T41">и завершиться с кодом возврата </text:span><text:span text:style-name="T44">2.2.4.</text:span><text:span text:style-name="T72">6</text:span></text:p>
        </text:list-item>
        <text:list-item>
          <text:p text:style-name="P35"><text:span text:style-name="T30">Если в процессе работы программы ок</text:span><text:span text:style-name="T33">а</text:span><text:span text:style-name="T30">залось, что файл </text:span><text:span text:style-name="T16">WHERE</text:span><text:span text:style-name="T56">/</text:span><text:span text:style-name="T7">WHAT</text:span><text:span text:style-name="T30">.BBB отсутствует, а у пользователя нет прав на исполнение в </text:span><text:span text:style-name="T15">WHERE</text:span><text:span text:style-name="T30">, то программа должна вывести строку 2.2.</text:span><text:span text:style-name="T32">3.</text:span><text:span text:style-name="T30">5</text:span><text:span text:style-name="T66">(</text:span><text:span text:style-name="T25">«</text:span><text:span text:style-name="T31">Cannot create file in subdirectory</text:span><text:span text:style-name="T25">»</text:span><text:span text:style-name="T66">)</text:span><text:span text:style-name="T44"> </text:span><text:span text:style-name="T41">и завершиться с кодом возврата </text:span><text:span text:style-name="T44">2.2.4.</text:span><text:span text:style-name="T72">7</text:span></text:p>
        </text:list-item>
        <text:list-item>
          <text:p text:style-name="P35"><text:span text:style-name="T34">Если в процессе работы программы оказалось, что файл </text:span><text:span text:style-name="T16">WHERE</text:span><text:span text:style-name="T56">/</text:span><text:span text:style-name="T8">ADD</text:span><text:span text:style-name="T34"> отсутствует, то программа должна вывести сообщение </text:span><text:span text:style-name="T36">2.2.3.6</text:span><text:span text:style-name="T66">(</text:span><text:span text:style-name="T25">«</text:span><text:span text:style-name="T35">Cannot find ADD file</text:span><text:span text:style-name="T25">»</text:span><text:span text:style-name="T66">)</text:span><text:span text:style-name="T44"> </text:span><text:span text:style-name="T41">и завершиться с кодом возврата </text:span><text:span text:style-name="T44">2.2.4.</text:span><text:span text:style-name="T72">8</text:span></text:p>
        </text:list-item>
        <text:list-item>
          <text:p text:style-name="P36"><text:span text:style-name="T37">Если в процессе работы программы оказалось, что файл </text:span><text:span text:style-name="T16">WHERE</text:span><text:span text:style-name="T56">/</text:span><text:span text:style-name="T8">ADD</text:span><text:span text:style-name="T34"> </text:span><text:span text:style-name="T37">недоступен для чтения, то программа должна вывести сообщение 2.2.3.7</text:span><text:span text:style-name="T66">(</text:span><text:span text:style-name="T25">«</text:span><text:span text:style-name="T37">Cannot read </text:span><text:span text:style-name="T79">ADD</text:span><text:span text:style-name="T37"> file</text:span><text:span text:style-name="T25">»</text:span><text:span text:style-name="T66">)</text:span><text:span text:style-name="T44"> </text:span><text:span text:style-name="T41">и завершиться с кодом возврата </text:span><text:span text:style-name="T44">2.2.4.</text:span><text:span text:style-name="T72">9</text:span></text:p>
        </text:list-item>
        <text:list-item>
          <text:p text:style-name="P37"><text:span text:style-name="T38">Если в процессе раб</text:span><text:span text:style-name="T40">о</text:span><text:span text:style-name="T38">ты программы оказалось, что файл <text:s/></text:span><text:span text:style-name="T7">WHAT</text:span><text:span text:style-name="T30">.BBB </text:span><text:span text:style-name="T38">недоступен для записи, то программа должна вывести сообщение 2.2.3.8</text:span><text:span text:style-name="T67">(</text:span><text:span text:style-name="T25">«</text:span><text:span text:style-name="T39">Cannot write to WHAT file</text:span><text:span text:style-name="T25">»</text:span><text:span text:style-name="T67">)</text:span><text:span text:style-name="T44"> </text:span><text:span text:style-name="T41">и завершиться с кодом возврата </text:span><text:span text:style-name="T44">2.2.4.</text:span><text:span text:style-name="T72">10</text:span></text:p>
        </text:list-item>
        <text:list-item>
          <text:p text:style-name="P38"><text:span text:style-name="T46">Если в процессе работы программы оказалось, что пользователь не имеет прав на чтение каталога <text:s/></text:span><text:span text:style-name="T6">WHERE</text:span><text:span text:style-name="T29">, </text:span><text:span text:style-name="T47">то программа должна вывести сообщение 2.2.3.9</text:span><text:span text:style-name="T68">(</text:span><text:span text:style-name="T25">«</text:span><text:span text:style-name="T47">Cannot read subdirectory</text:span><text:span text:style-name="T25">»</text:span><text:span text:style-name="T68">) </text:span><text:span text:style-name="T69">и </text:span><text:span text:style-name="T41">завершиться с кодом возврата </text:span><text:span text:style-name="T44">2.2.4.</text:span><text:span text:style-name="T72">11</text:span></text:p>
        </text:list-item>
      </text:list>
      <text:h text:style-name="P13" text:outline-level="2">Функции получения «основного» результата</text:h>
      <text:list xml:id="list291872126448481999" text:style-name="L6">
        <text:list-item>
          <text:p text:style-name="P8"><text:span text:style-name="T92">Если файл </text:span><text:span text:style-name="T13">WHERE</text:span><text:span text:style-name="T50">/</text:span><text:span text:style-name="T12">WHAT</text:span><text:span text:style-name="T49">.BBB</text:span><text:span text:style-name="T92"> </text:span><text:span text:style-name="T93">существует</text:span><text:span text:style-name="T92">, то к нему надо </text:span><text:span text:style-name="T94">дописать </text:span><text:span text:style-name="T92">в конец </text:span><text:span text:style-name="T94">содержимое</text:span><text:span text:style-name="T92"> файл</text:span><text:span text:style-name="T94">а</text:span><text:span text:style-name="T92"> ADD. Если такого <text:s/>файла нет, <text:s/>то его надо создать, записав в него строку </text:span><text:span text:style-name="T96">«</text:span><text:span text:style-name="T92">PATH = </text:span><text:span text:style-name="T14">WHERE</text:span><text:span text:style-name="T52">»</text:span><text:span text:style-name="T92"> </text:span><text:span text:style-name="T97">и </text:span><text:span text:style-name="T98">дописать</text:span><text:span text:style-name="T97"> в конец </text:span><text:span text:style-name="T98">содержимое</text:span><text:span text:style-name="T97"> файл</text:span><text:span text:style-name="T98">а</text:span><text:span text:style-name="T97"> </text:span><text:span text:style-name="T14">ADD</text:span><text:span text:style-name="T52">. </text:span><text:span text:style-name="T53">Затем программа </text:span><text:span text:style-name="T51">должна завершиться с кодом возврата 2.2.4.1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, Courie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" style:family="paragraph" style:parent-style-name="Standard" style:class="extra">
      <style:text-properties style:font-name="Times New Roman" style:font-name-complex="Times New Roman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8T22:15:56</meta:creation-date>
    <dc:date>2013-11-02T13:19:47</dc:date>
    <meta:editing-duration>PT4H46M49S</meta:editing-duration>
    <meta:editing-cycles>145</meta:editing-cycles>
    <meta:generator>LibreOffice/4.0.2.2$Linux_X86_64 LibreOffice_project/400m0$Build-2</meta:generator>
    <dc:creator>Левон </dc:creator>
    <meta:document-statistic meta:table-count="0" meta:image-count="0" meta:object-count="0" meta:page-count="3" meta:paragraph-count="64" meta:word-count="762" meta:character-count="4949" meta:non-whitespace-character-count="4220"/>
  </office:meta>
</office:document-meta>
</file>